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text-indent="0in" style:auto-text-indent="fals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/>
    </style:style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Standard">
      <style:text-properties officeooo:rsid="001318ee" officeooo:paragraph-rsid="001318e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Imagine I am your supervisor and have a lot of proposals to review.</text:span></text:p>
      <text:p text:style-name="P1"/>
      <text:p text:style-name="P1"><text:span text:style-name="Strong_20_Emphasis">Draft a one-pager for me that clearly communicates your topic selection:</text:span></text:p>
      <text:list text:style-name="L1">
        <text:list-item>
          <text:p text:style-name="P2"><text:span text:style-name="Strong_20_Emphasis">What problem you will examine?</text:span></text:p>
        </text:list-item>
        <text:list-item>
          <text:p text:style-name="P2"><text:span text:style-name="Strong_20_Emphasis">Why does it matter?</text:span></text:p>
        </text:list-item>
        <text:list-item>
          <text:p text:style-name="P3"><text:span text:style-name="Strong_20_Emphasis">Who does it matter to?</text:span></text:p>
        </text:list-item>
      </text:list>
      <text:p text:style-name="P1"><text:span text:style-name="Strong_20_Emphasis">Required Components:</text:span></text:p>
      <text:list text:style-name="L2">
        <text:list-item>
          <text:p text:style-name="P4">Proposed topic &amp; central question</text:p>
        </text:list-item>
        <text:list-item>
          <text:p text:style-name="P4">Specific and debatable issue, not a general area of interest</text:p>
        </text:list-item>
        <text:list-item>
          <text:p text:style-name="P4">One sentence: “This white paper will …."</text:p>
        </text:list-item>
        <text:list-item>
          <text:p text:style-name="P4">.Problem significance (Why does this matter? Why should an informed reader care?)</text:p>
        </text:list-item>
        <text:list-item>
          <text:p text:style-name="P4">What is at stake?</text:p>
        </text:list-item>
        <text:list-item>
          <text:p text:style-name="P4">What risks, tradeoffs, or consequences are involved?</text:p>
        </text:list-item>
        <text:list-item>
          <text:p text:style-name="P4">Why is this issue timely or relevant today?</text:p>
        </text:list-item>
        <text:list-item>
          <text:p text:style-name="P4">Intended audience</text:p>
        </text:list-item>
        <text:list-item>
          <text:p text:style-name="P4">Who is your primary audience?</text:p>
        </text:list-item>
        <text:list-item>
          <text:p text:style-name="P4">What decision does this audience face?</text:p>
        </text:list-item>
        <text:list-item>
          <text:p text:style-name="P4">Academic relevance</text:p>
        </text:list-item>
        <text:list-item>
          <text:p text:style-name="P4">What relevant academic literature exists?</text:p>
        </text:list-item>
        <text:list-item>
          <text:p text:style-name="P4">What competing perspectives, tradeoffs, or open questions are out there?</text:p>
        </text:list-item>
        <text:list-item>
          <text:p text:style-name="P5">How does this topic connect to broader discussions within MIS?</text:p>
        </text:list-item>
      </text:list>
      <text:p text:style-name="Standard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7T13:36:24.504244000</meta:creation-date>
    <meta:generator>LibreOffice/25.8.4.2$MacOSX_AARCH64 LibreOffice_project/290daaa01b999472f0c7a3890eb6a550fd74c6df</meta:generator>
    <dc:date>2026-01-18T18:51:07.500122000</dc:date>
    <meta:editing-duration>PT2H18M52S</meta:editing-duration>
    <meta:editing-cycles>3</meta:editing-cycles>
    <meta:document-statistic meta:table-count="0" meta:image-count="0" meta:object-count="0" meta:page-count="1" meta:paragraph-count="20" meta:word-count="150" meta:character-count="869" meta:non-whitespace-character-count="756"/>
  </office:meta>
</office:document-meta>
</file>